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2700000027083DE967.png" manifest:media-type="image/png"/>
  <manifest:file-entry manifest:full-path="Pictures/100002010000002700000027BA787845.png" manifest:media-type="image/png"/>
  <manifest:file-entry manifest:full-path="Pictures/10000000000003C0000002D0B88F2ED7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Arial1" svg:font-family="Arial"/>
    <style:font-face style:name="Calibri1" svg:font-family="Calibri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T1" number:automatic-order="true">
      <number:hours/>
      <number:text>:</number:text>
      <number:minutes/>
      <number:text>:</number:text>
      <number:seconds/>
      <number:am-pm/>
    </number:time-style>
    <style:style style:name="gr1" style:family="graphic">
      <style:graphic-properties style:protect="size"/>
    </style:style>
    <style:style style:name="pr1" style:family="presentation" style:parent-style-name="Title_20_Slide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shrink-to-fit" fo:min-height="11.049cm" fo:padding-top="0cm" fo:padding-bottom="0cm" fo:padding-left="0cm" fo:padding-right="0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4" style:family="presentation" style:parent-style-name="Title_20_Slide-backgroundobject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5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6" style:family="presentation" style:parent-style-name="_31__5f_Title_20_and_20_Content-title">
      <style:graphic-properties draw:stroke="none" svg:stroke-width="0cm" draw:fill="none" draw:textarea-vertical-align="top" draw:auto-grow-height="false" draw:fit-to-size="shrink-to-fit" fo:min-height="3.181cm" fo:padding-top="0cm" fo:padding-bottom="0cm" fo:padding-left="0cm" fo:padding-right="0cm" fo:wrap-option="wrap"/>
    </style:style>
    <style:style style:name="pr7" style:family="presentation" style:parent-style-name="_31__5f_Title_20_and_20_Content-outline1">
      <style:graphic-properties draw:stroke="none" svg:stroke-width="0cm" draw:fill="none" draw:textarea-vertical-align="top" draw:auto-grow-height="false" draw:fit-to-size="shrink-to-fit" fo:min-height="10.798cm" fo:padding-top="0cm" fo:padding-bottom="0cm" fo:padding-left="0cm" fo:padding-right="0cm" fo:wrap-option="wrap"/>
    </style:style>
    <style:style style:name="pr8" style:family="presentation" style:parent-style-name="_31__5f_Title_20_and_20_Content-notes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9" style:family="presentation" style:parent-style-name="_31__5f_Title_20_and_20_Content-backgroundobject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0" style:family="presentation" style:parent-style-name="_31__5f_Title_20_and_20_Content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1" style:family="presentation" style:parent-style-name="Title_20_Only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pr12" style:family="presentation" style:parent-style-name="Title_20_Only-notes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13" style:family="presentation" style:parent-style-name="Title_20_Only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2" style:family="paragraph">
      <style:paragraph-properties fo:text-align="start" style:font-independent-line-spacing="true"/>
      <style:text-properties fo:font-size="54pt"/>
    </style:style>
    <style:style style:name="P3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style:paragraph-properties fo:text-align="start" style:font-independent-line-spacing="true"/>
      <style:text-properties fo:font-size="32pt"/>
    </style:style>
    <style:style style:name="P5" style:family="paragraph">
      <style:paragraph-properties fo:text-align="start" style:font-independent-line-spacing="true"/>
      <style:text-properties fo:font-size="18pt"/>
    </style:style>
    <style:style style:name="P6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P9" style:family="paragraph">
      <style:paragraph-properties fo:text-align="start" style:font-independent-line-spacing="true"/>
      <style:text-properties fo:font-size="48pt"/>
    </style:style>
    <style:style style:name="P10" style:family="paragraph">
      <style:paragraph-properties fo:margin-left="0cm" fo:margin-right="0cm" fo:margin-top="0.226cm" fo:margin-bottom="0cm" fo:line-height="90%" fo:text-align="start" fo:text-indent="0cm" style:punctuation-wrap="hanging" style:writing-mode="lr-tb"/>
      <style:text-properties fo:hyphenate="false"/>
    </style:style>
    <style:style style:name="P11" style:family="paragraph">
      <style:paragraph-properties fo:margin-left="0cm" fo:margin-right="0cm" fo:text-indent="0cm"/>
    </style:style>
    <style:style style:name="P12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T1" style:family="text">
      <style:text-properties fo:font-variant="normal" fo:text-transform="none" fo:color="#ffffb9" style:text-line-through-style="none" style:text-line-through-type="none" style:text-position="0% 100%" style:font-name="Calibri1" fo:font-size="64pt" fo:letter-spacing="-0.052cm" fo:font-style="normal" style:text-underline-style="none" fo:font-weight="normal" style:font-size-asian="64pt" style:font-style-asian="normal" style:font-weight-asian="normal" style:font-name-complex="Arial1" style:font-size-complex="64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+mn-lt1" fo:font-size="5pt" fo:letter-spacing="normal" fo:font-style="normal" style:text-underline-style="none" fo:font-weight="normal" style:font-name-asian="+mn-ea1" style:font-size-asian="5pt" style:font-style-asian="normal" style:font-weight-asian="normal" style:font-name-complex="+mn-cs1" style:font-size-complex="5pt" style:font-style-complex="normal" style:font-weight-complex="normal"/>
    </style:style>
    <style:style style:name="T5" style:family="text">
      <style:text-properties fo:font-variant="normal" fo:text-transform="none" fo:color="#ffffb9" style:text-line-through-style="none" style:text-line-through-type="none" style:text-position="0% 100%" style:font-name="Calibri1" fo:font-size="48pt" fo:letter-spacing="-0.052cm" fo:font-style="normal" style:text-underline-style="none" fo:font-weight="normal" style:font-size-asian="48pt" style:font-style-asian="normal" style:font-weight-asian="normal" style:font-name-complex="Arial1" style:font-size-complex="48pt" style:font-style-complex="normal" style:font-weight-complex="normal"/>
    </style:style>
    <style:style style:name="T6" style:family="text">
      <style:text-properties fo:font-variant="normal" fo:text-transform="none" fo:color="#ffffb9" style:text-line-through-style="none" style:text-line-through-type="none" style:text-position="0% 100%" style:font-name="Calibri1" fo:font-size="36pt" fo:letter-spacing="-0.052cm" fo:font-style="normal" style:text-underline-style="none" fo:font-weight="normal" style:font-size-asian="36pt" style:font-style-asian="normal" style:font-weight-asian="normal" style:font-name-complex="Arial1" style:font-size-complex="3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10000002700000027BA787845.png" xlink:type="simple" xlink:show="embed" xlink:actuate="onLoad">
        <style:list-level-properties text:space-before="0.001cm" text:min-label-width="1.101cm" style:vertical-pos="middle" style:vertical-rel="line" fo:width="0.903cm" fo:height="0.903cm"/>
      </text:list-level-style-image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 xml:id="id1" draw:id="id1">
        <draw:frame draw:name="Title 1" presentation:style-name="pr1" draw:text-style-name="P2" draw:layer="layout" svg:width="21.338cm" svg:height="4.231cm" svg:x="2.028cm" svg:y="5.292cm" presentation:class="title" presentation:user-transformed="true">
          <draw:text-box>
            <text:p text:style-name="P1"><text:span text:style-name="T1">BDGMM 2018</text:span><text:span text:style-name="T1"><text:line-break/></text:span><text:span text:style-name="T1">Hackathon Report</text:span></text:p>
          </draw:text-box>
        </draw:frame>
        <draw:frame draw:name="Subtitle 2" presentation:style-name="pr2" draw:text-style-name="P4" draw:layer="layout" svg:width="21.338cm" svg:height="4.016cm" svg:x="2.028cm" svg:y="12.069cm" presentation:class="subtitle" presentation:user-transformed="true">
          <draw:text-box>
            <text:p text:style-name="P3"><text:span text:style-name="T2">Linuxy</text:span></text:p>
            <text:p text:style-name="P3"><text:span text:style-name="T2">Roger Duthie, Tobias Weber</text:span></text:p>
            <text:p text:style-name="P3"><text:span text:style-name="T2">March 19, 2018</text:span></text:p>
          </draw:text-box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2.699cm" svg:height="9.524cm" svg:x="3.175cm" svg:y="1.905cm" draw:page-number="1" presentation:class="page"/>
          <draw:frame draw:name="Notes Placeholder 2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Header Placeholder 3" presentation:style-name="pr4" draw:text-style-name="P6" draw:layer="layout" svg:width="8.254cm" svg:height="1.269cm" svg:x="0cm" svg:y="0cm" presentation:class="header" presentation:user-transformed="true">
            <draw:text-box>
              <text:p/>
            </draw:text-box>
          </draw:frame>
          <draw:frame draw:name="Date Placeholder 4" presentation:style-name="pr4" draw:text-style-name="P6" draw:layer="layout" svg:width="8.254cm" svg:height="1.269cm" svg:x="10.791cm" svg:y="0cm" presentation:class="date-time" presentation:user-transformed="true">
            <draw:text-box>
              <text:p text:style-name="P7"><text:span text:style-name="T3"><text:date style:data-style-name="D1" text:date-value="2018-03-20">20/03/18</text:date></text:span><text:span text:style-name="T3"> </text:span><text:span text:style-name="T3"><text:time style:data-style-name="T1" text:time-value="00:00:00">09:27:16</text:time></text:span></text:p>
            </draw:text-box>
          </draw:frame>
          <draw:frame draw:name="Footer Placeholder 5" presentation:style-name="pr5" draw:text-style-name="P6" draw:layer="layout" svg:width="17.144cm" svg:height="1.269cm" svg:x="0cm" svg:y="24.126cm" presentation:class="footer" presentation:user-transformed="true">
            <draw:text-box>
              <text:p text:style-name="P8"><text:span text:style-name="T4">© 2007 Microsoft Corporation. All rights reserved. Microsoft, Windows, Windows Vista and other product names are or may be registered trademarks and/or trademarks in the U.S. and/or other countries.</text:span></text:p>
              <text:p text:style-name="P8"><text:span text:style-name="T4">The information herein is for informational purposes only and represents the current view of Microsoft Corporation as of the date of this presentation. <text:s/>Because Microsoft must respond to changing market conditions, it should not be interpreted to be a commitment on the part of Microsoft, and Microsoft cannot guarantee the accuracy of any information provided after the date of this presentation. <text:s/></text:span><text:span text:style-name="T4"><text:line-break/></text:span><text:span text:style-name="T4">MICROSOFT MAKES NO WARRANTIES, EXPRESS, IMPLIED OR STATUTORY, AS TO THE INFORMATION IN THIS PRESENTATION.</text:span></text:p>
              <text:p text:style-name="P8"><text:span text:style-name="T4"/></text:p>
            </draw:text-box>
          </draw:frame>
          <draw:frame draw:name="Slide Number Placeholder 6" presentation:style-name="pr5" draw:text-style-name="P6" draw:layer="layout" svg:width="1.9cm" svg:height="1.269cm" svg:x="17.145cm" svg:y="24.126cm" presentation:class="page-number" presentation:user-transformed="true">
            <draw:text-box>
              <text:p text:style-name="P7"><text:span text:style-name="T3"><text:page-number>&lt;number&gt;</text:page-number></text:span></text:p>
            </draw:text-box>
          </draw:frame>
        </presentation:notes>
      </draw:page>
      <draw:page draw:name="BDGMM2018 Hackathon Report&#10;Technical Approach (40 pts)" draw:style-name="dp1" draw:master-page-name="_31__5f_Title_20_and_20_Content" xml:id="id2" draw:id="id2">
        <draw:frame draw:name="Title 1" presentation:style-name="pr6" draw:text-style-name="P9" draw:layer="layout" svg:width="23.282cm" svg:height="3.231cm" svg:x="1.058cm" svg:y="0.639cm" presentation:class="title" presentation:user-transformed="true">
          <draw:text-box>
            <text:p text:style-name="P1"><text:span text:style-name="T5">BDGMM2018 Hackathon Report</text:span><text:span text:style-name="T5"><text:line-break/></text:span><text:span text:style-name="T6">Technical Approach (40 pts)</text:span></text:p>
          </draw:text-box>
        </draw:frame>
        <draw:frame draw:name="Text Placeholder 2" presentation:style-name="pr7" draw:text-style-name="P4" draw:layer="layout" svg:width="23.282cm" svg:height="12.908cm" svg:x="1.094cm" svg:y="5.292cm" presentation:class="outline" presentation:user-transformed="true">
          <draw:text-box>
            <text:list text:style-name="L3">
              <text:list-item>
                <text:p text:style-name="P10"><text:span text:style-name="T2">All data from all sensors, at all locations, providing:</text:span></text:p>
                <text:list>
                  <text:list-item>
                    <text:p text:style-name="P11"><text:span text:style-name="T2">Temperature</text:span></text:p>
                  </text:list-item>
                  <text:list-item>
                    <text:p text:style-name="P11"><text:span text:style-name="T2">AirTemperature</text:span></text:p>
                  </text:list-item>
                  <text:list-item>
                    <text:p text:style-name="P11"><text:span text:style-name="T2">RoomTemperature</text:span></text:p>
                  </text:list-item>
                </text:list>
              </text:list-item>
              <text:list-item>
                <text:p text:style-name="P11"><text:span text:style-name="T2">Data for the entirety of February 2018 was obtained for this set</text:span></text:p>
              </text:list-item>
            </text:list>
            <text:p text:style-name="P12"><text:span text:style-name="T2"><text:line-break/></text:span><text:span text:style-name="T2"/></text:p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2.699cm" svg:height="9.524cm" svg:x="3.175cm" svg:y="1.905cm" draw:page-number="2" presentation:class="page"/>
          <draw:frame draw:name="Notes Placeholder 2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Header Placeholder 3" presentation:style-name="pr9" draw:text-style-name="P6" draw:layer="layout" svg:width="8.254cm" svg:height="1.269cm" svg:x="0cm" svg:y="0cm" presentation:class="header" presentation:user-transformed="true">
            <draw:text-box>
              <text:p/>
            </draw:text-box>
          </draw:frame>
          <draw:frame draw:name="Date Placeholder 4" presentation:style-name="pr9" draw:text-style-name="P6" draw:layer="layout" svg:width="8.254cm" svg:height="1.269cm" svg:x="10.791cm" svg:y="0cm" presentation:class="date-time" presentation:user-transformed="true">
            <draw:text-box>
              <text:p text:style-name="P7"><text:span text:style-name="T3"><text:date style:data-style-name="D1" text:date-value="2018-03-20">20/03/18</text:date></text:span><text:span text:style-name="T3"> </text:span><text:span text:style-name="T3"><text:time style:data-style-name="T1" text:time-value="00:00:00">09:27:16</text:time></text:span></text:p>
            </draw:text-box>
          </draw:frame>
          <draw:frame draw:name="Footer Placeholder 5" presentation:style-name="pr10" draw:text-style-name="P6" draw:layer="layout" svg:width="8.254cm" svg:height="1.269cm" svg:x="0cm" svg:y="24.126cm" presentation:class="footer" presentation:user-transformed="true">
            <draw:text-box>
              <text:p text:style-name="P8"><text:span text:style-name="T3">© 2007 Microsoft Corporation. All rights reserved. Microsoft, Windows, Windows Vista and other product names are or may be registered trademarks and/or trademarks in the U.S. and/or other countries.</text:span></text:p>
              <text:p text:style-name="P8"><text:span text:style-name="T3">The information herein is for informational purposes only and represents the current view of Microsoft Corporation as of the date of this presentation. <text:s/>Because Microsoft must respond to changing market conditions, it should not be interpreted to be a commitment on the part of Microsoft, and Microsoft cannot guarantee the accuracy of any information provided after the date of this presentation. <text:s/></text:span><text:span text:style-name="T3"><text:line-break/></text:span><text:span text:style-name="T3">MICROSOFT MAKES NO WARRANTIES, EXPRESS, IMPLIED OR STATUTORY, AS TO THE INFORMATION IN THIS PRESENTATION.</text:span></text:p>
              <text:p text:style-name="P8"><text:span text:style-name="T3"/></text:p>
            </draw:text-box>
          </draw:frame>
          <draw:frame draw:name="Slide Number Placeholder 6" presentation:style-name="pr10" draw:text-style-name="P6" draw:layer="layout" svg:width="8.254cm" svg:height="1.269cm" svg:x="10.791cm" svg:y="24.126cm" presentation:class="page-number" presentation:user-transformed="true">
            <draw:text-box>
              <text:p text:style-name="P7"><text:span text:style-name="T3"><text:page-number>&lt;number&gt;</text:page-number></text:span></text:p>
            </draw:text-box>
          </draw:frame>
        </presentation:notes>
      </draw:page>
      <draw:page draw:name="BDGMM2018 Hackathon Report&#10;Technical Approach (40 pts)" draw:style-name="dp1" draw:master-page-name="_31__5f_Title_20_and_20_Content" xml:id="id3" draw:id="id3">
        <draw:frame draw:name="Title 1" presentation:style-name="pr6" draw:text-style-name="P9" draw:layer="layout" svg:width="23.282cm" svg:height="3.231cm" svg:x="1.058cm" svg:y="0.639cm" presentation:class="title" presentation:user-transformed="true">
          <draw:text-box>
            <text:p text:style-name="P1"><text:span text:style-name="T5">BDGMM2018 Hackathon Report</text:span><text:span text:style-name="T5"><text:line-break/></text:span><text:span text:style-name="T6">Technical Approach (40 pts)</text:span></text:p>
          </draw:text-box>
        </draw:frame>
        <draw:frame draw:name="Text Placeholder 2" presentation:style-name="pr7" draw:text-style-name="P4" draw:layer="layout" svg:width="23.282cm" svg:height="13.108cm" svg:x="1.094cm" svg:y="5.292cm" presentation:class="outline" presentation:user-transformed="true">
          <draw:text-box>
            <text:list text:style-name="L3">
              <text:list-item>
                <text:p text:style-name="P10"><text:span text:style-name="T2">The goal was to look at the time-dependence of local temperature gradients.</text:span></text:p>
              </text:list-item>
              <text:list-item>
                <text:p text:style-name="P10"><text:span text:style-name="T2">Without information on what the sensor was (e.g. internal/external), the temperatures would be compared to each other dependent proximity: the max temperature gradient, at least, would be interesting; also, median, and other stats could be obtained</text:span><text:span text:style-name="T2"><text:line-break/></text:span><text:span text:style-name="T2"/></text:p>
              </text:list-item>
            </text:list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2.699cm" svg:height="9.524cm" svg:x="3.175cm" svg:y="1.905cm" draw:page-number="3" presentation:class="page"/>
          <draw:frame draw:name="Notes Placeholder 2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Header Placeholder 3" presentation:style-name="pr9" draw:text-style-name="P6" draw:layer="layout" svg:width="8.254cm" svg:height="1.269cm" svg:x="0cm" svg:y="0cm" presentation:class="header" presentation:user-transformed="true">
            <draw:text-box>
              <text:p/>
            </draw:text-box>
          </draw:frame>
          <draw:frame draw:name="Date Placeholder 4" presentation:style-name="pr9" draw:text-style-name="P6" draw:layer="layout" svg:width="8.254cm" svg:height="1.269cm" svg:x="10.791cm" svg:y="0cm" presentation:class="date-time" presentation:user-transformed="true">
            <draw:text-box>
              <text:p text:style-name="P7"><text:span text:style-name="T3"><text:date style:data-style-name="D1" text:date-value="2018-03-20">20/03/18</text:date></text:span><text:span text:style-name="T3"> </text:span><text:span text:style-name="T3"><text:time style:data-style-name="T1" text:time-value="00:00:00">09:27:16</text:time></text:span></text:p>
            </draw:text-box>
          </draw:frame>
          <draw:frame draw:name="Footer Placeholder 5" presentation:style-name="pr10" draw:text-style-name="P6" draw:layer="layout" svg:width="8.254cm" svg:height="1.269cm" svg:x="0cm" svg:y="24.126cm" presentation:class="footer" presentation:user-transformed="true">
            <draw:text-box>
              <text:p text:style-name="P8"><text:span text:style-name="T3">© 2007 Microsoft Corporation. All rights reserved. Microsoft, Windows, Windows Vista and other product names are or may be registered trademarks and/or trademarks in the U.S. and/or other countries.</text:span></text:p>
              <text:p text:style-name="P8"><text:span text:style-name="T3">The information herein is for informational purposes only and represents the current view of Microsoft Corporation as of the date of this presentation. <text:s/>Because Microsoft must respond to changing market conditions, it should not be interpreted to be a commitment on the part of Microsoft, and Microsoft cannot guarantee the accuracy of any information provided after the date of this presentation. <text:s/></text:span><text:span text:style-name="T3"><text:line-break/></text:span><text:span text:style-name="T3">MICROSOFT MAKES NO WARRANTIES, EXPRESS, IMPLIED OR STATUTORY, AS TO THE INFORMATION IN THIS PRESENTATION.</text:span></text:p>
              <text:p text:style-name="P8"><text:span text:style-name="T3"/></text:p>
            </draw:text-box>
          </draw:frame>
          <draw:frame draw:name="Slide Number Placeholder 6" presentation:style-name="pr10" draw:text-style-name="P6" draw:layer="layout" svg:width="8.254cm" svg:height="1.269cm" svg:x="10.791cm" svg:y="24.126cm" presentation:class="page-number" presentation:user-transformed="true">
            <draw:text-box>
              <text:p text:style-name="P7"><text:span text:style-name="T3"><text:page-number>&lt;number&gt;</text:page-number></text:span></text:p>
            </draw:text-box>
          </draw:frame>
        </presentation:notes>
      </draw:page>
      <draw:page draw:name="BDGMM2018 Hackathon Report&#10;Novelty (40 pts)" draw:style-name="dp1" draw:master-page-name="_31__5f_Title_20_and_20_Content" xml:id="id4" draw:id="id4">
        <draw:frame draw:name="Title 1" presentation:style-name="pr6" draw:text-style-name="P9" draw:layer="layout" svg:width="23.282cm" svg:height="3.231cm" svg:x="1.058cm" svg:y="0.639cm" presentation:class="title" presentation:user-transformed="true">
          <draw:text-box>
            <text:p text:style-name="P1"><text:span text:style-name="T5">BDGMM2018 Hackathon Report</text:span><text:span text:style-name="T5"><text:line-break/></text:span><text:span text:style-name="T6">Novelty (40 pts)</text:span></text:p>
          </draw:text-box>
        </draw:frame>
        <draw:frame draw:name="Text Placeholder 2" presentation:style-name="pr7" draw:text-style-name="P4" draw:layer="layout" svg:width="23.282cm" svg:height="12.908cm" svg:x="1.094cm" svg:y="5.292cm" presentation:class="outline" presentation:user-transformed="true">
          <draw:text-box>
            <text:list text:style-name="L3">
              <text:list-item>
                <text:p text:style-name="P10"><text:span text:style-name="T2">The initial vision was to look at temperature gradients between internal and external sensors in smart building testbeds.</text:span></text:p>
              </text:list-item>
              <text:list-item>
                <text:p text:style-name="P10"><text:span text:style-name="T2">Without information on the type of sensor, a comparison of temperatures can still be made based on a proximity parameter</text:span></text:p>
              </text:list-item>
              <text:list-item>
                <text:p text:style-name="P10"><text:span text:style-name="T2">In the simplest case +/- lat, long, but a more sophisticated evaluation could be made, given projection to linear distance.</text:span><text:span text:style-name="T2"><text:line-break/></text:span><text:span text:style-name="T2"><text:line-break/></text:span><text:span text:style-name="T2"/></text:p>
              </text:list-item>
            </text:list>
          </draw:text-box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2.699cm" svg:height="9.524cm" svg:x="3.175cm" svg:y="1.905cm" draw:page-number="4" presentation:class="page"/>
          <draw:frame draw:name="Notes Placeholder 2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Header Placeholder 3" presentation:style-name="pr9" draw:text-style-name="P6" draw:layer="layout" svg:width="8.254cm" svg:height="1.269cm" svg:x="0cm" svg:y="0cm" presentation:class="header" presentation:user-transformed="true">
            <draw:text-box>
              <text:p/>
            </draw:text-box>
          </draw:frame>
          <draw:frame draw:name="Date Placeholder 4" presentation:style-name="pr9" draw:text-style-name="P6" draw:layer="layout" svg:width="8.254cm" svg:height="1.269cm" svg:x="10.791cm" svg:y="0cm" presentation:class="date-time" presentation:user-transformed="true">
            <draw:text-box>
              <text:p text:style-name="P7"><text:span text:style-name="T3"><text:date style:data-style-name="D1" text:date-value="2018-03-20">20/03/18</text:date></text:span><text:span text:style-name="T3"> </text:span><text:span text:style-name="T3"><text:time style:data-style-name="T1" text:time-value="00:00:00">09:27:16</text:time></text:span></text:p>
            </draw:text-box>
          </draw:frame>
          <draw:frame draw:name="Footer Placeholder 5" presentation:style-name="pr10" draw:text-style-name="P6" draw:layer="layout" svg:width="8.254cm" svg:height="1.269cm" svg:x="0cm" svg:y="24.126cm" presentation:class="footer" presentation:user-transformed="true">
            <draw:text-box>
              <text:p text:style-name="P8"><text:span text:style-name="T3">© 2007 Microsoft Corporation. All rights reserved. Microsoft, Windows, Windows Vista and other product names are or may be registered trademarks and/or trademarks in the U.S. and/or other countries.</text:span></text:p>
              <text:p text:style-name="P8"><text:span text:style-name="T3">The information herein is for informational purposes only and represents the current view of Microsoft Corporation as of the date of this presentation. <text:s/>Because Microsoft must respond to changing market conditions, it should not be interpreted to be a commitment on the part of Microsoft, and Microsoft cannot guarantee the accuracy of any information provided after the date of this presentation. <text:s/></text:span><text:span text:style-name="T3"><text:line-break/></text:span><text:span text:style-name="T3">MICROSOFT MAKES NO WARRANTIES, EXPRESS, IMPLIED OR STATUTORY, AS TO THE INFORMATION IN THIS PRESENTATION.</text:span></text:p>
              <text:p text:style-name="P8"><text:span text:style-name="T3"/></text:p>
            </draw:text-box>
          </draw:frame>
          <draw:frame draw:name="Slide Number Placeholder 6" presentation:style-name="pr10" draw:text-style-name="P6" draw:layer="layout" svg:width="8.254cm" svg:height="1.269cm" svg:x="10.791cm" svg:y="24.126cm" presentation:class="page-number" presentation:user-transformed="true">
            <draw:text-box>
              <text:p text:style-name="P7"><text:span text:style-name="T3"><text:page-number>&lt;number&gt;</text:page-number></text:span></text:p>
            </draw:text-box>
          </draw:frame>
        </presentation:notes>
      </draw:page>
      <draw:page draw:name="BDGMM2018 Hackathon Report&#10;Novelty (40 pts)" draw:style-name="dp1" draw:master-page-name="_31__5f_Title_20_and_20_Content" xml:id="id5" draw:id="id5">
        <draw:frame draw:name="Title 1" presentation:style-name="pr6" draw:text-style-name="P9" draw:layer="layout" svg:width="23.282cm" svg:height="3.231cm" svg:x="1.058cm" svg:y="0.639cm" presentation:class="title" presentation:user-transformed="true">
          <draw:text-box>
            <text:p text:style-name="P1"><text:span text:style-name="T5">BDGMM2018 Hackathon Report</text:span><text:span text:style-name="T5"><text:line-break/></text:span><text:span text:style-name="T6">Novelty (40 pts)</text:span></text:p>
          </draw:text-box>
        </draw:frame>
        <draw:frame draw:name="Text Placeholder 2" presentation:style-name="pr7" draw:text-style-name="P4" draw:layer="layout" svg:width="23.282cm" svg:height="12.708cm" svg:x="1.094cm" svg:y="5.292cm" presentation:class="outline" presentation:user-transformed="true">
          <draw:text-box>
            <text:list text:style-name="L3">
              <text:list-item>
                <text:p text:style-name="P10"><text:span text:style-name="T2">A two-person team, working in parallel</text:span></text:p>
              </text:list-item>
              <text:list-item>
                <text:p text:style-name="P10"><text:span text:style-name="T2">One of us worked on obtaining data from the platform, using Python</text:span></text:p>
              </text:list-item>
              <text:list-item>
                <text:p text:style-name="P10"><text:span text:style-name="T2">The other worked on visualisation of the data, using Javascript, based on a dummy dataset as the expected output</text:span></text:p>
              </text:list-item>
            </text:list>
          </draw:text-box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2.699cm" svg:height="9.524cm" svg:x="3.175cm" svg:y="1.905cm" draw:page-number="5" presentation:class="page"/>
          <draw:frame draw:name="Notes Placeholder 2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Header Placeholder 3" presentation:style-name="pr9" draw:text-style-name="P6" draw:layer="layout" svg:width="8.254cm" svg:height="1.269cm" svg:x="0cm" svg:y="0cm" presentation:class="header" presentation:user-transformed="true">
            <draw:text-box>
              <text:p/>
            </draw:text-box>
          </draw:frame>
          <draw:frame draw:name="Date Placeholder 4" presentation:style-name="pr9" draw:text-style-name="P6" draw:layer="layout" svg:width="8.254cm" svg:height="1.269cm" svg:x="10.791cm" svg:y="0cm" presentation:class="date-time" presentation:user-transformed="true">
            <draw:text-box>
              <text:p text:style-name="P7"><text:span text:style-name="T3"><text:date style:data-style-name="D1" text:date-value="2018-03-20">20/03/18</text:date></text:span><text:span text:style-name="T3"> </text:span><text:span text:style-name="T3"><text:time style:data-style-name="T1" text:time-value="00:00:00">09:27:16</text:time></text:span></text:p>
            </draw:text-box>
          </draw:frame>
          <draw:frame draw:name="Footer Placeholder 5" presentation:style-name="pr10" draw:text-style-name="P6" draw:layer="layout" svg:width="8.254cm" svg:height="1.269cm" svg:x="0cm" svg:y="24.126cm" presentation:class="footer" presentation:user-transformed="true">
            <draw:text-box>
              <text:p text:style-name="P8"><text:span text:style-name="T3">© 2007 Microsoft Corporation. All rights reserved. Microsoft, Windows, Windows Vista and other product names are or may be registered trademarks and/or trademarks in the U.S. and/or other countries.</text:span></text:p>
              <text:p text:style-name="P8"><text:span text:style-name="T3">The information herein is for informational purposes only and represents the current view of Microsoft Corporation as of the date of this presentation. <text:s/>Because Microsoft must respond to changing market conditions, it should not be interpreted to be a commitment on the part of Microsoft, and Microsoft cannot guarantee the accuracy of any information provided after the date of this presentation. <text:s/></text:span><text:span text:style-name="T3"><text:line-break/></text:span><text:span text:style-name="T3">MICROSOFT MAKES NO WARRANTIES, EXPRESS, IMPLIED OR STATUTORY, AS TO THE INFORMATION IN THIS PRESENTATION.</text:span></text:p>
              <text:p text:style-name="P8"><text:span text:style-name="T3"/></text:p>
            </draw:text-box>
          </draw:frame>
          <draw:frame draw:name="Slide Number Placeholder 6" presentation:style-name="pr10" draw:text-style-name="P6" draw:layer="layout" svg:width="8.254cm" svg:height="1.269cm" svg:x="10.791cm" svg:y="24.126cm" presentation:class="page-number" presentation:user-transformed="true">
            <draw:text-box>
              <text:p text:style-name="P7"><text:span text:style-name="T3"><text:page-number>&lt;number&gt;</text:page-number></text:span></text:p>
            </draw:text-box>
          </draw:frame>
        </presentation:notes>
      </draw:page>
      <draw:page draw:name="BDGMM2018 Hackathon Report&#10;Results (20 pts)" draw:style-name="dp1" draw:master-page-name="_31__5f_Title_20_and_20_Content" xml:id="id6" draw:id="id6">
        <draw:frame draw:name="Title 1" presentation:style-name="pr6" draw:text-style-name="P9" draw:layer="layout" svg:width="23.282cm" svg:height="3.231cm" svg:x="1.058cm" svg:y="0.639cm" presentation:class="title" presentation:user-transformed="true">
          <draw:text-box>
            <text:p text:style-name="P1"><text:span text:style-name="T5">BDGMM2018 Hackathon Report</text:span><text:span text:style-name="T5"><text:line-break/></text:span><text:span text:style-name="T6">Results (20 pts)</text:span></text:p>
          </draw:text-box>
        </draw:frame>
        <draw:frame draw:name="Text Placeholder 2" presentation:style-name="pr7" draw:text-style-name="P4" draw:layer="layout" svg:width="23.282cm" svg:height="12.508cm" svg:x="1.094cm" svg:y="5.292cm" presentation:class="outline" presentation:user-transformed="true">
          <draw:text-box>
            <text:list text:style-name="L3">
              <text:list-item>
                <text:p text:style-name="P10"><text:span text:style-name="T2">Concrete output:</text:span></text:p>
                <text:list>
                  <text:list-item>
                    <text:p text:style-name="P11"><text:span text:style-name="T2">A list of relevant sensors with lat long locations</text:span></text:p>
                  </text:list-item>
                  <text:list-item>
                    <text:p text:style-name="P11"><text:span text:style-name="T2">Sets of data files in 6 hour time ranges for all sensors</text:span></text:p>
                  </text:list-item>
                </text:list>
              </text:list-item>
              <text:list-item>
                <text:p text:style-name="P11"><text:span text:style-name="T2">Tabulation of dummy data</text:span></text:p>
              </text:list-item>
              <text:list-item>
                <text:p text:style-name="P11"><text:span text:style-name="T2">Python scripts to construct FIESTA queries</text:span></text:p>
              </text:list-item>
              <text:list-item>
                <text:p text:style-name="P11"><text:span text:style-name="T2">Javascript visualisation code to inspect data</text:span><text:span text:style-name="T2"><text:line-break/></text:span><text:span text:style-name="T2"/></text:p>
              </text:list-item>
            </text:list>
          </draw:text-box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2.699cm" svg:height="9.524cm" svg:x="3.175cm" svg:y="1.905cm" draw:page-number="6" presentation:class="page"/>
          <draw:frame draw:name="Notes Placeholder 2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Header Placeholder 3" presentation:style-name="pr9" draw:text-style-name="P6" draw:layer="layout" svg:width="8.254cm" svg:height="1.269cm" svg:x="0cm" svg:y="0cm" presentation:class="header" presentation:user-transformed="true">
            <draw:text-box>
              <text:p/>
            </draw:text-box>
          </draw:frame>
          <draw:frame draw:name="Date Placeholder 4" presentation:style-name="pr9" draw:text-style-name="P6" draw:layer="layout" svg:width="8.254cm" svg:height="1.269cm" svg:x="10.791cm" svg:y="0cm" presentation:class="date-time" presentation:user-transformed="true">
            <draw:text-box>
              <text:p text:style-name="P7"><text:span text:style-name="T3"><text:date style:data-style-name="D1" text:date-value="2018-03-20">20/03/18</text:date></text:span><text:span text:style-name="T3"> </text:span><text:span text:style-name="T3"><text:time style:data-style-name="T1" text:time-value="00:00:00">09:27:16</text:time></text:span></text:p>
            </draw:text-box>
          </draw:frame>
          <draw:frame draw:name="Footer Placeholder 5" presentation:style-name="pr10" draw:text-style-name="P6" draw:layer="layout" svg:width="8.254cm" svg:height="1.269cm" svg:x="0cm" svg:y="24.126cm" presentation:class="footer" presentation:user-transformed="true">
            <draw:text-box>
              <text:p text:style-name="P8"><text:span text:style-name="T3">© 2007 Microsoft Corporation. All rights reserved. Microsoft, Windows, Windows Vista and other product names are or may be registered trademarks and/or trademarks in the U.S. and/or other countries.</text:span></text:p>
              <text:p text:style-name="P8"><text:span text:style-name="T3">The information herein is for informational purposes only and represents the current view of Microsoft Corporation as of the date of this presentation. <text:s/>Because Microsoft must respond to changing market conditions, it should not be interpreted to be a commitment on the part of Microsoft, and Microsoft cannot guarantee the accuracy of any information provided after the date of this presentation. <text:s/></text:span><text:span text:style-name="T3"><text:line-break/></text:span><text:span text:style-name="T3">MICROSOFT MAKES NO WARRANTIES, EXPRESS, IMPLIED OR STATUTORY, AS TO THE INFORMATION IN THIS PRESENTATION.</text:span></text:p>
              <text:p text:style-name="P8"><text:span text:style-name="T3"/></text:p>
            </draw:text-box>
          </draw:frame>
          <draw:frame draw:name="Slide Number Placeholder 6" presentation:style-name="pr10" draw:text-style-name="P6" draw:layer="layout" svg:width="8.254cm" svg:height="1.269cm" svg:x="10.791cm" svg:y="24.126cm" presentation:class="page-number" presentation:user-transformed="true">
            <draw:text-box>
              <text:p text:style-name="P7"><text:span text:style-name="T3"><text:page-number>&lt;number&gt;</text:page-number></text:span></text:p>
            </draw:text-box>
          </draw:frame>
        </presentation:notes>
      </draw:page>
      <draw:page draw:name="BDGMM2018 Hackathon Report&#10;Results (20 pts)" draw:style-name="dp1" draw:master-page-name="_31__5f_Title_20_and_20_Content" xml:id="id7" draw:id="id7">
        <draw:frame draw:name="Title 1" presentation:style-name="pr6" draw:text-style-name="P9" draw:layer="layout" svg:width="23.282cm" svg:height="3.231cm" svg:x="1.058cm" svg:y="0.639cm" presentation:class="title" presentation:user-transformed="true">
          <draw:text-box>
            <text:p text:style-name="P1"><text:span text:style-name="T5">BDGMM2018 Hackathon Report</text:span><text:span text:style-name="T5"><text:line-break/></text:span><text:span text:style-name="T6">Results (20 pts)</text:span></text:p>
          </draw:text-box>
        </draw:frame>
        <draw:frame draw:name="Text Placeholder 2" presentation:style-name="pr7" draw:text-style-name="P4" draw:layer="layout" svg:width="23.282cm" svg:height="9.312cm" svg:x="1.094cm" svg:y="5.292cm" presentation:class="outline" presentation:user-transformed="true">
          <draw:text-box>
            <text:list text:style-name="L3">
              <text:list-item>
                <text:p text:style-name="P10"><text:span text:style-name="T2">Interactive visualisation of data</text:span></text:p>
              </text:list-item>
              <text:list-item>
                <text:p text:style-name="P10"><text:span text:style-name="T2">CSV files</text:span></text:p>
              </text:list-item>
            </text:list>
          </draw:text-box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2.699cm" svg:height="9.524cm" svg:x="3.175cm" svg:y="1.905cm" draw:page-number="7" presentation:class="page"/>
          <draw:frame draw:name="Notes Placeholder 2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Header Placeholder 3" presentation:style-name="pr9" draw:text-style-name="P6" draw:layer="layout" svg:width="8.254cm" svg:height="1.269cm" svg:x="0cm" svg:y="0cm" presentation:class="header" presentation:user-transformed="true">
            <draw:text-box>
              <text:p/>
            </draw:text-box>
          </draw:frame>
          <draw:frame draw:name="Date Placeholder 4" presentation:style-name="pr9" draw:text-style-name="P6" draw:layer="layout" svg:width="8.254cm" svg:height="1.269cm" svg:x="10.791cm" svg:y="0cm" presentation:class="date-time" presentation:user-transformed="true">
            <draw:text-box>
              <text:p text:style-name="P7"><text:span text:style-name="T3"><text:date style:data-style-name="D1" text:date-value="2018-03-20">20/03/18</text:date></text:span><text:span text:style-name="T3"> </text:span><text:span text:style-name="T3"><text:time style:data-style-name="T1" text:time-value="00:00:00">09:27:16</text:time></text:span></text:p>
            </draw:text-box>
          </draw:frame>
          <draw:frame draw:name="Footer Placeholder 5" presentation:style-name="pr10" draw:text-style-name="P6" draw:layer="layout" svg:width="8.254cm" svg:height="1.269cm" svg:x="0cm" svg:y="24.126cm" presentation:class="footer" presentation:user-transformed="true">
            <draw:text-box>
              <text:p text:style-name="P8"><text:span text:style-name="T3">© 2007 Microsoft Corporation. All rights reserved. Microsoft, Windows, Windows Vista and other product names are or may be registered trademarks and/or trademarks in the U.S. and/or other countries.</text:span></text:p>
              <text:p text:style-name="P8"><text:span text:style-name="T3">The information herein is for informational purposes only and represents the current view of Microsoft Corporation as of the date of this presentation. <text:s/>Because Microsoft must respond to changing market conditions, it should not be interpreted to be a commitment on the part of Microsoft, and Microsoft cannot guarantee the accuracy of any information provided after the date of this presentation. <text:s/></text:span><text:span text:style-name="T3"><text:line-break/></text:span><text:span text:style-name="T3">MICROSOFT MAKES NO WARRANTIES, EXPRESS, IMPLIED OR STATUTORY, AS TO THE INFORMATION IN THIS PRESENTATION.</text:span></text:p>
              <text:p text:style-name="P8"><text:span text:style-name="T3"/></text:p>
            </draw:text-box>
          </draw:frame>
          <draw:frame draw:name="Slide Number Placeholder 6" presentation:style-name="pr10" draw:text-style-name="P6" draw:layer="layout" svg:width="8.254cm" svg:height="1.269cm" svg:x="10.791cm" svg:y="24.126cm" presentation:class="page-number" presentation:user-transformed="true">
            <draw:text-box>
              <text:p text:style-name="P7"><text:span text:style-name="T3"><text:page-number>&lt;number&gt;</text:page-number></text:span></text:p>
            </draw:text-box>
          </draw:frame>
        </presentation:notes>
      </draw:page>
      <draw:page draw:name="Bar Chart Example" draw:style-name="dp1" draw:master-page-name="Title_20_Only" presentation:presentation-page-layout-name="AL2T19" xml:id="id8" draw:id="id8">
        <draw:frame draw:name="Title 1" presentation:style-name="pr11" draw:text-style-name="P9" draw:layer="layout" svg:width="23.282cm" svg:height="1.846cm" svg:x="1.058cm" svg:y="0.639cm" presentation:class="title" presentation:user-transformed="true">
          <draw:text-box>
            <text:p text:style-name="P1"><text:span text:style-name="T5">Visualisation</text:span></text:p>
          </draw:text-box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2.699cm" svg:height="9.524cm" svg:x="3.175cm" svg:y="1.905cm" draw:page-number="8" presentation:class="page"/>
          <draw:frame draw:name="Notes Placeholder 2" presentation:style-name="pr1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13" draw:text-style-name="P6" draw:layer="layout" svg:width="8.254cm" svg:height="1.269cm" svg:x="10.791cm" svg:y="24.126cm" presentation:class="page-number" presentation:user-transformed="true">
            <draw:text-box>
              <text:p text:style-name="P7"><text:span text:style-name="T3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Arial1" svg:font-family="Arial"/>
    <style:font-face style:name="Calibri1" svg:font-family="Calibri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fill-image draw:name="msFillBitmap_20_1" draw:display-name="msFillBitmap 1" xlink:href="Pictures/10000000000003C0000002D0B88F2ED7.jpg" xlink:type="simple" xlink:show="embed" xlink:actuate="onLoad"/>
    <draw:fill-image draw:name="msFillBitmap_20_2" draw:display-name="msFillBitmap 2" xlink:href="Pictures/10000000000003C0000002D0B88F2ED7.jpg" xlink:type="simple" xlink:show="embed" xlink:actuate="onLoad"/>
    <draw:fill-image draw:name="msFillBitmap_20_3" draw:display-name="msFillBitmap 3" xlink:href="Pictures/10000000000003C0000002D0B88F2ED7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DejaVu Sans" style:font-family-complex="'DejaVu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Arial1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_5f_Title_20_and_20_Content-background" style:display-name="1_Title and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_31__5f_Title_20_and_20_Content-backgroundobjects" style:display-name="1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le_20_and_20_Content-notes" style:display-name="1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le_20_and_20_Content-outline1" style:display-name="1_Title and Content-outline1" style:family="presentation">
      <style:graphic-properties draw:stroke="none" draw:fill="none" draw:auto-grow-height="false" draw:fit-to-size="shrink-to-fit">
        <text:list-style style:name="_31__5f_Title_20_and_20_Content-outline1" style:display-name="1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DejaVu Sans" style:font-family-complex="'DejaVu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_5f_Title_20_and_20_Content-outline2" style:display-name="1_Title and Content-outline2" style:family="presentation" style:parent-style-name="_31__5f_Title_20_and_20_Content-outline1">
      <style:paragraph-properties fo:margin-top="0cm" fo:margin-bottom="0.4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_31__5f_Title_20_and_20_Content-outline3" style:display-name="1_Title and Content-outline3" style:family="presentation" style:parent-style-name="_31__5f_Title_20_and_20_Content-outline2">
      <style:paragraph-properties fo:margin-top="0cm" fo:margin-bottom="0.3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_31__5f_Title_20_and_20_Content-outline4" style:display-name="1_Title and Content-outline4" style:family="presentation" style:parent-style-name="_31__5f_Title_20_and_20_Content-outline3">
      <style:paragraph-properties fo:margin-top="0cm" fo:margin-bottom="0.2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_31__5f_Title_20_and_20_Content-outline5" style:display-name="1_Title and Content-outline5" style:family="presentation" style:parent-style-name="_31__5f_Title_20_and_20_Content-outline4">
      <style:paragraph-properties fo:margin-top="0cm" fo:margin-bottom="0.1cm"/>
      <style:text-properties fo:font-size="20pt" style:font-size-asian="20pt" style:font-size-complex="20pt"/>
    </style:style>
    <style:style style:name="_31__5f_Title_20_and_20_Content-outline6" style:display-name="1_Title and Content-outline6" style:family="presentation" style:parent-style-name="_31__5f_Title_20_and_20_Content-outline5">
      <style:paragraph-properties fo:margin-top="0cm" fo:margin-bottom="0.1cm"/>
      <style:text-properties fo:font-size="20pt" style:font-size-asian="20pt" style:font-size-complex="20pt"/>
    </style:style>
    <style:style style:name="_31__5f_Title_20_and_20_Content-outline7" style:display-name="1_Title and Content-outline7" style:family="presentation" style:parent-style-name="_31__5f_Title_20_and_20_Content-outline6">
      <style:paragraph-properties fo:margin-top="0cm" fo:margin-bottom="0.1cm"/>
      <style:text-properties fo:font-size="20pt" style:font-size-asian="20pt" style:font-size-complex="20pt"/>
    </style:style>
    <style:style style:name="_31__5f_Title_20_and_20_Content-outline8" style:display-name="1_Title and Content-outline8" style:family="presentation" style:parent-style-name="_31__5f_Title_20_and_20_Content-outline7">
      <style:paragraph-properties fo:margin-top="0cm" fo:margin-bottom="0.1cm"/>
      <style:text-properties fo:font-size="20pt" style:font-size-asian="20pt" style:font-size-complex="20pt"/>
    </style:style>
    <style:style style:name="_31__5f_Title_20_and_20_Content-outline9" style:display-name="1_Title and Content-outline9" style:family="presentation" style:parent-style-name="_31__5f_Title_20_and_20_Content-outline8">
      <style:paragraph-properties fo:margin-top="0cm" fo:margin-bottom="0.1cm"/>
      <style:text-properties fo:font-size="20pt" style:font-size-asian="20pt" style:font-size-complex="20pt"/>
    </style:style>
    <style:style style:name="_31__5f_Title_20_and_20_Content-subtitle" style:display-name="1_Title and Content-subtitle" style:family="presentation">
      <style:graphic-properties draw:stroke="none" draw:fill="none" draw:textarea-vertical-align="middle">
        <text:list-style style:name="_31__5f_Title_20_and_20_Content-subtitle" style:display-name="1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le_20_and_20_Content-title" style:display-name="1_Title and Content-title" style:family="presentation">
      <style:graphic-properties draw:stroke="none" draw:fill="none" draw:textarea-vertical-align="middle">
        <text:list-style style:name="_31__5f_Title_20_and_20_Content-title" style:display-name="1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Arial1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background" style:display-name="Title Only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DejaVu Sans" style:font-family-complex="'DejaVu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outline2" style:display-name="Title Only-outline2" style:family="presentation" style:parent-style-name="Title_20_Only-outline1">
      <style:paragraph-properties fo:margin-top="0cm" fo:margin-bottom="0.4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Only-outline3" style:display-name="Title Only-outline3" style:family="presentation" style:parent-style-name="Title_20_Only-outline2">
      <style:paragraph-properties fo:margin-top="0cm" fo:margin-bottom="0.3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Only-outline4" style:display-name="Title Only-outline4" style:family="presentation" style:parent-style-name="Title_20_Only-outline3">
      <style:paragraph-properties fo:margin-top="0cm" fo:margin-bottom="0.2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Only-outline5" style:display-name="Title Only-outline5" style:family="presentation" style:parent-style-name="Title_20_Only-outline4">
      <style:paragraph-properties fo:margin-top="0cm" fo:margin-bottom="0.1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cm" fo:margin-bottom="0.1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cm" fo:margin-bottom="0.1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cm" fo:margin-bottom="0.1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cm" fo:margin-bottom="0.1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Arial1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draw:background-size="border" draw:fill="bitmap" draw:fill-image-name="msFillBitmap_20_3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_31__5f_Title_20_and_20_Content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Mpr5" style:family="presentation" style:parent-style-name="_31__5f_Title_20_and_20_Content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6" style:family="presentation" style:parent-style-name="_31__5f_Title_20_and_20_Content-backgroundobjects">
      <style:graphic-properties draw:stroke="none" draw:fill="none" draw:fill-color="#ffffff" draw:auto-grow-height="false" fo:min-height="1.27cm"/>
    </style:style>
    <style:style style:name="Mpr7" style:family="presentation" style:parent-style-name="_31__5f_Title_20_and_20_Content-backgroundobjects">
      <style:graphic-properties draw:stroke="none" draw:fill="none" draw:fill-color="#ffffff" draw:textarea-vertical-align="bottom" draw:auto-grow-height="false" fo:min-height="1.27cm"/>
    </style:style>
    <style:style style:name="Mpr8" style:family="presentation" style:parent-style-name="Title_20_Only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Mpr9" style:family="presentation" style:parent-style-name="Title_20_Only-backgroundobjects">
      <style:graphic-properties draw:stroke="none" draw:fill="none" draw:fill-color="#ffffff" draw:auto-grow-height="false" fo:min-height="1.27cm"/>
    </style:style>
    <style:style style:name="Mpr10" style:family="presentation" style:parent-style-name="Title_20_Onl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4" style:family="paragraph">
      <style:paragraph-properties fo:text-align="start" style:font-independent-line-spacing="true"/>
      <style:text-properties fo:font-size="54pt"/>
    </style:style>
    <style:style style:name="MP5" style:family="paragraph">
      <style:paragraph-properties fo:text-align="start" style:font-independent-line-spacing="true"/>
      <style:text-properties fo:font-size="48pt"/>
    </style:style>
    <style:style style:name="MP6" style:family="paragraph">
      <style:paragraph-properties fo:text-align="start"/>
    </style:style>
    <style:style style:name="MP7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8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9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0" style:family="paragraph"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b9" style:text-line-through-style="none" style:text-line-through-type="none" style:text-position="0% 100%" style:font-name="Calibri1" fo:font-size="54pt" fo:letter-spacing="-0.052cm" fo:font-style="normal" style:text-underline-style="none" fo:font-weight="normal" style:font-size-asian="54pt" style:font-style-asian="normal" style:font-weight-asian="normal" style:font-name-complex="Arial1" style:font-size-complex="54pt" style:font-style-complex="normal" style:font-weight-complex="normal"/>
    </style:style>
    <style:style style:name="MT3" style:family="text">
      <style:text-properties fo:font-variant="normal" fo:text-transform="none" fo:color="#ffffb9" style:text-line-through-style="none" style:text-line-through-type="none" style:text-position="0% 100%" style:font-name="Calibri1" fo:font-size="48pt" fo:letter-spacing="-0.052cm" fo:font-style="normal" style:text-underline-style="none" fo:font-weight="normal" style:font-size-asian="48pt" style:font-style-asian="normal" style:font-weight-asian="normal" style:font-name-complex="Arial1" style:font-size-complex="48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ffffff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image text:level="1" xlink:href="Pictures/100002010000002700000027BA787845.png" xlink:type="simple" xlink:show="embed" xlink:actuate="onLoad">
        <style:list-level-properties text:space-before="0.001cm" text:min-label-width="1.101cm" style:vertical-pos="middle" style:vertical-rel="line" fo:width="0.903cm" fo:height="0.903cm"/>
      </text:list-level-style-image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image text:level="1" xlink:href="Pictures/100002010000002700000027BA787845.png" xlink:type="simple" xlink:show="embed" xlink:actuate="onLoad">
        <style:list-level-properties text:space-before="0.001cm" text:min-label-width="1.101cm" style:vertical-pos="middle" style:vertical-rel="line" fo:width="0.903cm" fo:height="0.903cm"/>
      </text:list-level-style-image>
      <text:list-level-style-image text:level="2" xlink:href="Pictures/100002010000002700000027083DE967.png" xlink:type="simple" xlink:show="embed" xlink:actuate="onLoad">
        <style:list-level-properties text:space-before="1.439cm" text:min-label-width="1.101cm" style:vertical-pos="middle" style:vertical-rel="line" fo:width="0.79cm" fo:height="0.79cm"/>
      </text:list-level-style-image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image text:level="1" xlink:href="Pictures/100002010000002700000027BA787845.png" xlink:type="simple" xlink:show="embed" xlink:actuate="onLoad">
        <style:list-level-properties text:space-before="0.001cm" text:min-label-width="1.101cm" style:vertical-pos="middle" style:vertical-rel="line" fo:width="0.903cm" fo:height="0.903cm"/>
      </text:list-level-style-image>
      <text:list-level-style-image text:level="2" xlink:href="Pictures/100002010000002700000027083DE967.png" xlink:type="simple" xlink:show="embed" xlink:actuate="onLoad">
        <style:list-level-properties text:space-before="1.439cm" text:min-label-width="1.101cm" style:vertical-pos="middle" style:vertical-rel="line" fo:width="0.79cm" fo:height="0.79cm"/>
      </text:list-level-style-image>
      <text:list-level-style-image text:level="3" xlink:href="Pictures/100002010000002700000027083DE967.png" xlink:type="simple" xlink:show="embed" xlink:actuate="onLoad">
        <style:list-level-properties text:space-before="2.541cm" text:min-label-width="0.956cm" style:vertical-pos="middle" style:vertical-rel="line" fo:width="0.677cm" fo:height="0.677cm"/>
      </text:list-level-style-image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image text:level="1" xlink:href="Pictures/100002010000002700000027BA787845.png" xlink:type="simple" xlink:show="embed" xlink:actuate="onLoad">
        <style:list-level-properties text:space-before="0.001cm" text:min-label-width="1.101cm" style:vertical-pos="middle" style:vertical-rel="line" fo:width="0.903cm" fo:height="0.903cm"/>
      </text:list-level-style-image>
      <text:list-level-style-image text:level="2" xlink:href="Pictures/100002010000002700000027083DE967.png" xlink:type="simple" xlink:show="embed" xlink:actuate="onLoad">
        <style:list-level-properties text:space-before="1.439cm" text:min-label-width="1.101cm" style:vertical-pos="middle" style:vertical-rel="line" fo:width="0.79cm" fo:height="0.79cm"/>
      </text:list-level-style-image>
      <text:list-level-style-image text:level="3" xlink:href="Pictures/100002010000002700000027083DE967.png" xlink:type="simple" xlink:show="embed" xlink:actuate="onLoad">
        <style:list-level-properties text:space-before="2.541cm" text:min-label-width="0.956cm" style:vertical-pos="middle" style:vertical-rel="line" fo:width="0.677cm" fo:height="0.677cm"/>
      </text:list-level-style-image>
      <text:list-level-style-image text:level="4" xlink:href="Pictures/100002010000002700000027083DE967.png" xlink:type="simple" xlink:show="embed" xlink:actuate="onLoad">
        <style:list-level-properties text:space-before="3.498cm" text:min-label-width="0.96cm" style:vertical-pos="middle" style:vertical-rel="line" fo:width="0.677cm" fo:height="0.677cm"/>
      </text:list-level-style-image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image text:level="1" xlink:href="Pictures/100002010000002700000027BA787845.png" xlink:type="simple" xlink:show="embed" xlink:actuate="onLoad">
        <style:list-level-properties text:space-before="0.001cm" text:min-label-width="1.101cm" style:vertical-pos="middle" style:vertical-rel="line" fo:width="0.903cm" fo:height="0.903cm"/>
      </text:list-level-style-image>
      <text:list-level-style-image text:level="2" xlink:href="Pictures/100002010000002700000027083DE967.png" xlink:type="simple" xlink:show="embed" xlink:actuate="onLoad">
        <style:list-level-properties text:space-before="1.439cm" text:min-label-width="1.101cm" style:vertical-pos="middle" style:vertical-rel="line" fo:width="0.79cm" fo:height="0.79cm"/>
      </text:list-level-style-image>
      <text:list-level-style-image text:level="3" xlink:href="Pictures/100002010000002700000027083DE967.png" xlink:type="simple" xlink:show="embed" xlink:actuate="onLoad">
        <style:list-level-properties text:space-before="2.541cm" text:min-label-width="0.956cm" style:vertical-pos="middle" style:vertical-rel="line" fo:width="0.677cm" fo:height="0.677cm"/>
      </text:list-level-style-image>
      <text:list-level-style-image text:level="4" xlink:href="Pictures/100002010000002700000027083DE967.png" xlink:type="simple" xlink:show="embed" xlink:actuate="onLoad">
        <style:list-level-properties text:space-before="3.498cm" text:min-label-width="0.96cm" style:vertical-pos="middle" style:vertical-rel="line" fo:width="0.677cm" fo:height="0.677cm"/>
      </text:list-level-style-image>
      <text:list-level-style-image text:level="5" xlink:href="Pictures/100002010000002700000027083DE967.png" xlink:type="simple" xlink:show="embed" xlink:actuate="onLoad">
        <style:list-level-properties text:space-before="4.459cm" text:min-label-width="0.934cm" style:vertical-pos="middle" style:vertical-rel="line" fo:width="0.677cm" fo:height="0.677cm"/>
      </text:list-level-style-image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4" draw:layer="backgroundobjects" svg:width="21.338cm" svg:height="4.231cm" svg:x="2.028cm" svg:y="5.292cm" presentation:class="title" presentation:user-transformed="true">
        <draw:text-box>
          <text:p text:style-name="MP3"><text:span text:style-name="MT2">Click to edit the title text formatClick to edit Master title style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_31__5f_Title_20_and_20_Content" style:display-name="1_Title and Content" style:page-layout-name="PM1" draw:style-name="Mdp2">
      <draw:frame draw:name="Title 1" presentation:style-name="Mpr4" draw:text-style-name="MP5" draw:layer="backgroundobjects" svg:width="23.282cm" svg:height="1.846cm" svg:x="1.058cm" svg:y="0.639cm" presentation:class="title" presentation:user-transformed="true">
        <draw:text-box>
          <text:p text:style-name="MP3"><text:span text:style-name="MT3">Click to edit the title text formatClick to edit Master title style</text:span></text:p>
        </draw:text-box>
      </draw:frame>
      <draw:frame draw:name="Text Placeholder 5" presentation:style-name="Mpr5" draw:text-style-name="MP10" draw:layer="backgroundobjects" svg:width="23.282cm" svg:height="6.14cm" svg:x="1.058cm" svg:y="3.921cm" presentation:class="outline" presentation:user-transformed="true">
        <draw:text-box>
          <text:list text:style-name="ML3">
            <text:list-item>
              <text:p text:style-name="MP6"><text:span text:style-name="MT4">Click to edit the outline text format</text:span></text:p>
              <text:list>
                <text:list-item>
                  <text:p text:style-name="MP6"><text:span text:style-name="MT4">Second Outline Level</text:span></text:p>
                  <text:list>
                    <text:list-item>
                      <text:p text:style-name="MP6"><text:span text:style-name="MT4">Third Outline Level</text:span></text:p>
                      <text:list>
                        <text:list-item>
                          <text:p text:style-name="MP6"><text:span text:style-name="MT4">Fourth Outline Level</text:span></text:p>
                          <text:list>
                            <text:list-item>
                              <text:p text:style-name="MP6"><text:span text:style-name="MT4">Fifth Outline Level</text:span></text:p>
                              <text:list>
                                <text:list-item>
                                  <text:p text:style-name="MP6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7"><text:span text:style-name="MT4">Seventh Outline LevelEdit Master text styles</text:span></text:p>
            </text:list-item>
          </text:list>
          <text:list text:style-name="ML5">
            <text:list-item>
              <text:list>
                <text:list-item>
                  <text:p text:style-name="MP8"><text:span text:style-name="MT5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9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9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1__5f_Title_20_and_20_Content-title" draw:layer="backgroundobjects" svg:width="12.699cm" svg:height="9.524cm" svg:x="3.175cm" svg:y="1.93cm" presentation:class="page"/>
        <draw:frame presentation:style-name="_31__5f_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3">
      <draw:frame draw:name="Title 1" presentation:style-name="Mpr8" draw:text-style-name="MP5" draw:layer="backgroundobjects" svg:width="23.282cm" svg:height="1.846cm" svg:x="1.058cm" svg:y="0.639cm" presentation:class="title" presentation:user-transformed="true">
        <draw:text-box>
          <text:p text:style-name="MP3"><text:span text:style-name="MT3">Click to edit the title text formatClick to edit Master title style</text:span></text:p>
        </draw:text-box>
      </draw:frame>
      <draw:frame presentation:style-name="Title_20_Only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2.699cm" svg:height="9.524cm" svg:x="3.175cm" svg:y="1.93cm" presentation:class="page"/>
        <draw:frame presentation:style-name="Title_20_Only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BDMM 2017 24 Hours Hackathon</dc:title>
    <meta:initial-creator>Chang, Wo L (Fed)</meta:initial-creator>
    <meta:editing-cycles>14</meta:editing-cycles>
    <meta:creation-date>2017-12-11T03:22:20</meta:creation-date>
    <dc:date>2018-03-20T09:27:15.781883028</dc:date>
    <meta:editing-duration>PT24M35S</meta:editing-duration>
    <meta:generator>LibreOffice/4.3.3.2$Linux_X86_64 LibreOffice_project/430m0$Build-2</meta:generator>
    <meta:document-statistic meta:object-count="94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1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1</meta:user-defined>
    <meta:user-defined meta:name="_TemplateID" meta:value-type="string">TC102867789990</meta:user-defined>
    <meta:template xlink:type="simple" xlink:actuate="onRequest" xlink:title="Sample presentation slides (Teal feathered clouds design)" xlink:href=""/>
  </office:meta>
</office:document-meta>
</file>